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73763" fo:border-left="0.06pt solid #000000" fo:border-right="0.99pt solid #000000" fo:border-top="0.06pt solid #000000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order-bottom="0.06pt solid #000000" fo:background-color="#073763" style:text-align-source="fix" style:repeat-content="false" fo:border-left="0.06pt solid #000000" fo:border-right="0.99pt solid #000000" fo:border-top="0.06pt solid #000000"/>
      <style:paragraph-properties fo:text-align="center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aramet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arse</text:p>
          </table:table-cell>
          <table:table-cell table:style-name="ce6" office:value-type="string" calcext:value-type="string">
            <text:p>Fi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Frequenc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Volume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Pulse Width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Frequenc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Volume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Pulse Width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Fine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utoff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sonance 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nvelope Amount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Release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Sustain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Deca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Attack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Release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Sustain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Deca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Attack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Filter Amount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Osc B Amount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Frequenc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Amount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ide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Velocit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Velocit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ulation dela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brato frequency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brato amount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son detune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peggiator clock</text:p>
          </table:table-cell>
          <table:table-cell table:style-name="ce7" office:value-type="string" calcext:value-type="string">
            <text:p>Continuous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Saw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Tri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Sqr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Saw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Tri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Sqr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ync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OscIllator A Destination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Filter Destination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Shape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Speed Range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Mode Destination 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yboard Filter Tracking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G Exponential/Linear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G Fast/Slow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EG Exponential/Linear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EG Fast/Slow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nison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ssigner Priority Mode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itch bender semitones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itch bender target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odulation wheel range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sc pitch mode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odulation wheel target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Vibrato target</text:p>
          </table:table-cell>
          <table:table-cell table:style-name="ce7" office:value-type="string" calcext:value-type="string">
            <text:p>Stepped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4-04-07T21:44:15.682000000</meta:creation-date>
    <dc:date>2014-04-07T21:57:46.655000000</dc:date>
    <dc:creator>Fabrice GUILHAUME</dc:creator>
    <meta:editing-duration>P0D</meta:editing-duration>
    <meta:editing-cycles>1</meta:editing-cycles>
    <meta:document-statistic meta:table-count="1" meta:cell-count="224" meta:object-count="0"/>
    <meta:generator>LibreOffice/4.2.2.1$Windows_x86 LibreOffice_project/3be8cda0bddd8e430d8cda1ebfd581265cca5a0f</meta:generator>
  </office:meta>
</office:document-meta>
</file>